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list-style-name="L1"/>
    <style:style style:name="T1" style:family="text">
      <style:text-properties fo:font-variant="normal" fo:text-transform="none" fo:color="#a52a2a" style:font-name="Consolas" fo:font-size="12pt" fo:letter-spacing="normal" fo:font-style="normal" fo:font-weight="normal"/>
    </style:style>
    <style:style style:name="T2" style:family="text">
      <style:text-properties fo:font-variant="normal" fo:text-transform="none" fo:color="#000000" style:font-name="Consolas" fo:font-size="12pt" fo:letter-spacing="normal" fo:font-style="normal" fo:font-weight="normal"/>
    </style:style>
    <style:style style:name="T3" style:family="text">
      <style:text-properties fo:font-variant="normal" fo:text-transform="none" fo:color="#ff0000" style:font-name="Consolas" fo:font-size="12pt" fo:letter-spacing="normal" fo:font-style="normal" fo:font-weight="normal"/>
    </style:style>
    <style:style style:name="T4" style:family="text">
      <style:text-properties fo:font-variant="normal" fo:text-transform="none" fo:color="#0000cd" style:font-name="Consolas" fo:font-size="12pt" fo:letter-spacing="normal" fo:font-style="normal" fo:font-weight="normal"/>
    </style:style>
    <text:list-style style:name="L1">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g 1 (23.05.2019):</text:p>
      <text:p text:style-name="Standard">Idag har vi ganske dårlig oppmøte. Bare Kamil og Ole dukket opp. Fikk ingen kontakt med de andre medlemene på gruppen denne dagen. Til tross for tidligere kontakt.</text:p>
      <text:p text:style-name="Standard">Dag 2 (24.05.2019):</text:p>
      <text:p text:style-name="Standard">Idag møtte Kamil og Daniel opp. Ingen kontakt med Ole, og Andreas hadde ikke mulighet til å komme, pga jobb.</text:p>
      <text:p text:style-name="Standard">Dag 3 (27.05.2019):</text:p>
      <text:p text:style-name="Standard"/>
      <text:p text:style-name="Standard"/>
      <text:p text:style-name="Standard"/>
      <text:p text:style-name="Standard">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Det spesielle med programmet vårt er at vi har en mulighet for alle gruppemedlemmer å komme med ideer, men disse må ses gjennom og godkjennes av en gruppeleder før de kan flyttes til «to do» eller andre kolonner.</text:p>
      <text:p text:style-name="Standard"/>
      <text:p text:style-name="Standard">Vi har planer om å lage fem kolonner «Ideas», «Backlog», «To do», «In progress», «Completed» i den rekkefølgen. Inni hver kolonne skal vi ha postit lapper med tittel. Ved å trykke på «postitnotes» får du opp et vindu med mer informasjon (hvem jobber med dette, hvem har opprettet den,) og filene som blir jobbet med.(resten av nettsiden får en går tint) Postitlapper kan selvfølgelig flyttes fra kolonne til kolonne uten at innholdet forandress.</text:p>
      <text:p text:style-name="Standard">På toppen av tabellen har vi en søke bar som søker i postitlapper titler for å finne det en søker etter. Postitlapper som ikke er resultatet forsvinner og det eneste som er igjen er resultatet på søket i tilsvarende kolonne. </text:p>
      <text:p text:style-name="Standard"/>
      <text:p text:style-name="Standard">Vi plannlegger å ha en chat nederst til høyre (alla facebook) så har man muligheten til å kontakte og holde sammerbeidet med gruppen. Chatten blir en gruppechatt som er egen for hver gruppe.</text:p>
      <text:p text:style-name="Standard"/>
      <text:p text:style-name="Standard">Kritt tavle blir bakgrunnen for tabellen vår da har vi en ganske mørk og uforstyrrede bakgrunn hvor postitnotes og andre detaljer blir godt synlige.</text:p>
      <text:p text:style-name="Standard"/>
      <text:p text:style-name="P1">Viktighetsgrad: segregere etter viktighetsgrad fra 1-10 viktigst til minst viktig. Alle postit lapper har et tall tilskrevet til dem som viser hvor viktig de er. Viktigste kommer høyest opp. </text:p>
      <text:p text:style-name="Standard">Tidsfrist segregering, ting med kortest frist kommer høyest opp og ting som har lengere frist blir nedprioritert og kommer lengere ned på tavlen.</text:p>
      <text:p text:style-name="Standard"/>
      <text:p text:style-name="Standard">Gir påminnelser og viser status av prosjektet </text:p>
      <text:p text:style-name="Standard">progress bar</text:p>
      <text:p text:style-name="Standard"/>
      <text:p text:style-name="Standard">En prefferanse for ting hver bruker kan gjøre så de kan få påminnelse om at det ble lagt til en oppgave som passer dem.</text:p>
      <text:p text:style-name="Standard">Mulighet for å pinge en postitnote(oppgave) som ikke er tatt for enten de som har prefferansen for denne type oppgaver eller alle.</text:p>
      <text:p text:style-name="Standard"/>
      <text:p text:style-name="Standard">Stats over hvem har gjort hvormye, achivements (progressbar, hvor hver person har sin del av progress baren ut i fra hvor mye de har gjort)</text:p>
      <text:p text:style-name="Standard"/>
      <text:p text:style-name="Standard">Table border white dasshed <text:span text:style-name="T1">p.ex1 </text:span><text:span text:style-name="T2">{</text:span><text:span text:style-name="T3">outline</text:span><text:span text:style-name="T2">:</text:span><text:span text:style-name="T4"> dashed</text:span><text:span text:style-name="T2">;}</text:span> </text:p>
      <text:p text:style-name="Standard">, med grønn bakgrunn #1e4a0c</text:p>
      <text:p text:style-name="Standard"/>
      <text:p text:style-name="Standard"/>
      <text:p text:style-name="Standard"><text:soft-page-break/>27.05.2019 </text:p>
      <text:p text:style-name="Standard">Planlegger oppmøtte for dagene fremover </text:p>
      <text:list xml:id="list2170750764428354362" text:style-name="L1">
        <text:list-item>
          <text:list>
            <text:list-item>
              <text:p text:style-name="P2">Alle 4 som vi har fått kontakt med. Ingen av oss kjenner hverandre og vi bruker litt tid på å bli kjent med hverandre.</text:p>
            </text:list-item>
          </text:list>
        </text:list-item>
      </text:list>
      <text:p text:style-name="Standard"/>
      <text:p text:style-name="Standard">Snakker om at vi skal bruke mye tid på lanlegging istedenfor å kaste planlegingen etter den første ideen kommer opp. Og begynne å kode.</text:p>
      <text:p text:style-name="Standard"/>
      <text:p text:style-name="Standard">Idde om at appen vår kan linke eller vise tabellen i prøgrammer som discord eller facebook. (at appen kobler seg til det som en discord-bot)</text:p>
      <text:p text:style-name="Standard"/>
      <text:p text:style-name="Standard">vi har satt opp discord channel for gruppen, en github, gruppechatt på facebook for enkel komunikasjon</text:p>
      <text:p text:style-name="Standard">snakker om vi skulle bruke et program som lar os se hva andre driver med (koder) reallife</text:p>
      <text:p text:style-name="Standard"/>
      <text:p text:style-name="Standard">vi har snakket om database, api, sql server for å sette opp appen. Etter en samtale bestemte vi oss at det er for omfattende og vi må ta det enkelt fra grunnen av.</text:p>
      <text:p text:style-name="Standard"/>
      <text:p text:style-name="Standard">Finner ut at kamil er ikke så god på java men Andreas melder seg for java. Daniel er god på css og Ole er god på det meste.</text:p>
      <text:p text:style-name="Standard"/>
      <text:p text:style-name="Standard">Vi må finne ut guidlines for å tilrettelegge appen for folk med vansker.</text:p>
      <text:p text:style-name="Standard"/>
      <text:p text:style-name="Standard">Kommer frem til at det er viktig å ha en «clean» app. Ikke mange kanpper på en gang for det bli fort vanskelig. Ikke mange borders. Vi må ha en font som er lettleselig men som passer til vårt idee.</text:p>
      <text:p text:style-name="Standard">Viktig å ikke fylle opp sidene men la det være «whoite space»/ ubrukt plass få det ikke ser fulpakket ut. Vi kanb bruke fonts og fargekombinasjoner som er tilpasset for folk med vansker.</text:p>
      <text:p text:style-name="Standard">Viktig å ha en bakgrunnsfarge som ikke tar oppmerksomheten fra alt det andre som er viktige.</text:p>
      <text:p text:style-name="Standard"/>
      <text:p text:style-name="Standard">Bruke universalle tegn for å vise menyen/søkefeltet og andre slike ting.</text:p>
      <text:p text:style-name="Standard">Bruke en colour-wheel for å finne fargekombinasjon for nettsiden</text:p>
      <text:p text:style-name="Standard">vi kan sjekke på nettet hva som er viktig for å tilrettelegge nettsiden.</text:p>
      <text:p text:style-name="Standard"/>
      <text:p text:style-name="Standard">Vi bestemte oss for å begynne å ta bilder av ideer eller ting vi finner interesangt for prosjektet på nettet. Da kan vi bruke bildene for å begrunne valgene våre i den skriftlige delen av prosjektet.</text:p>
      <text:p text:style-name="Standard"/>
      <text:p text:style-name="Standard">De forskjellige tavlene på kanban appen vår kan kan ha forskjellige bakgrunner. Man velger fargen når man lagger en tavle. Kan også forandre fargen senere.</text:p>
      <text:p text:style-name="Standard"/>
      <text:p text:style-name="Standard">Viktig å ha muligheter for å legge til vedlegg til tavlen.</text:p>
      <text:p text:style-name="Standard"/>
      <text:p text:style-name="Standard">Trello er en av de mer kjente kanban appene så vi får undersøke godt dens funksjoner. Vi kan bruke de funksjonene som fungerer og kaste bort ting vi synnes ikke er nødvendige og forbedre noen av tingene som er på trello men ikke funker som vi skulle ønskes.</text:p>
      <text:p text:style-name="Standard"/>
      <text:p text:style-name="Standard">Vi skal ha en tabell for ideer hvor man kan legge til ideer og disse kan bli stemt frem av medlemmer så disse blir flyttet til «to do» delen av tabelen.</text:p>
      <text:p text:style-name="Standard">Kanskje vi kan ha en tavle hvor du har flere ideer og du kan stemme på en av tingen e så velger man hvilken av disse fungerer best.</text:p>
      <text:p text:style-name="Standard"/>
      <text:p text:style-name="Standard">Vi kan lage det som en nettside eller en node ds app</text:p>
      <text:p text:style-name="Standard"/>
      <text:p text:style-name="Standard"><text:soft-page-break/>public api så andre kan lage plugins</text:p>
      <text:p text:style-name="Standard"/>
      <text:p text:style-name="Standard">vi må lære guidlines, plassering </text:p>
      <text:p text:style-name="Standard"/>
      <text:p text:style-name="Standard">vi må finne ut om vi skal ha en chatt så man får lett med forlk som er med i prosjektet, muligens skjermdelings verktøy, blir det mulig for oss å gjennomføre dette? Kanskje vi kan lage dette bare for å vise ideen vår selvom vi ikke klarer å få dette til å fungere pga begrenset tidsrom for eksamen. Vi synnes det er vanskelig å få en chatteprogram hvor man kan screenshare, bruke kamera for å visse noe til gruppen, videochatt, voicechatt.</text:p>
      <text:p text:style-name="Standard"/>
      <text:p text:style-name="Standard">Vi sakl lage et prosjektverktøy som har ALT. </text:p>
      <text:p text:style-name="Standard"/>
      <text:p text:style-name="Standard">Oldschool theme: grønntavle med kritt og postit lapper</text:p>
      <text:p text:style-name="Standard"/>
      <text:p text:style-name="Standard">målgruppen: unge nyutdannede utvilke</text:p>
      <text:p text:style-name="Standard">programmet er; dokummentasjonsdatabase</text:p>
      <text:p text:style-name="Standard"/>
      <text:p text:style-name="Standard">søkefunksjon med foreslag/ autocomplete </text:p>
      <text:p text:style-name="Standard"/>
      <text:p text:style-name="Standard">vi lagrer filer til prosjekt så man kan linke til et forsjekt fra github med alle filler</text:p>
      <text:p text:style-name="Standard">hvis du tar og drar postit lappen til complete så kommer det opp en side med de siste filene som har blitt oppdatert i GIThub så man kan velge filen som har blitt «completed» når du lager denne lappen i begynnelsen så hooker du av for at mann må linke en github fil til det ferdige </text:p>
      <text:p text:style-name="Standard"/>
      <text:p text:style-name="Standard">vi tenker er at vi skal fokusere på å vise frem alle alle ideene våre i prosjektet ikke nødvendigvis at alle de skal være funksjonelle</text:p>
      <text:p text:style-name="Standard"/>
      <text:p text:style-name="Standard">preset template, med det grunnleggende, linke ithub og andre apper </text:p>
      <text:p text:style-name="Standard"/>
      <text:p text:style-name="Standard">hjelp funksjon, lage en FAQ, support, online chat for å få hjelp av en profesionell utvikler til å hjelpe deg, dette er muligens en måte å monetize appen på</text:p>
      <text:p text:style-name="Standard">api til stackoverflow</text:p>
      <text:p text:style-name="Standard">vi kan muligens ha en abonemang for å bruke premium funksjoner som profesionell_hjelp/livechatt/screensharing/osv</text:p>
      <text:p text:style-name="Standard"/>
      <text:p text:style-name="Standard">vise frem hvem som er online for da vet du hvem som er der så kan du kontakte dem direkte</text:p>
      <text:p text:style-name="Standard"/>
      <text:p text:style-name="Standard">Lage en «om oss» side hvor vi kan skrive litt om oss som jobber med prosjektet</text:p>
      <text:p text:style-name="Standard"/>
      <text:p text:style-name="Standard">vi så på Trello og synnes de har for mange options tilgjengelige så det blir lite oversiktlig</text:p>
      <text:p text:style-name="Standard"/>
      <text:p text:style-name="Standard">En turorial for appen, eller hjelp/hvordan du bruker nettsiden,</text:p>
      <text:p text:style-name="Standard">en overlay som forteller deg hvordan du lager ditt første prosjekt </text:p>
      <text:p text:style-name="Standard"/>
      <text:p text:style-name="Standard">vi viser frem funksjonene våre som kobling til github, dropboks og andre</text:p>
      <text:p text:style-name="Standard"/>
      <text:p text:style-name="Standard">mulighet for å skrive kode og ha fremviskning som på stack overflow</text:p>
      <text:p text:style-name="Standard"/>
      <text:p text:style-name="Standard">aktivitetslogg på tavlen, viser hvem gjorde/oppdaterte/opprettet </text:p>
      <text:p text:style-name="Standard"/>
      <text:p text:style-name="Standard">legge til kunn preview av bildet på postiten på hovedtvlen, så blir hele bildet og allt annet som er inni vist når du åpner postitlappen</text:p>
      <text:p text:style-name="Standard"><text:soft-page-break/></text:p>
      <text:p text:style-name="Standard">work in progress limit pr person Dette er viktig pga hvis en person tar på seg for mange oppgaver så <text:s/>kan det gå utover hele prosjektet hvis personen ikke blir ferdig med dem i tide.</text:p>
      <text:p text:style-name="Standard"/>
      <text:p text:style-name="Standard">tavlen viser hvem som jobber på hva da</text:p>
      <text:p text:style-name="Standard"/>
      <text:p text:style-name="Standard">når lappen er i complete så blir den mindre og får en litten grønn hakke</text:p>
      <text:p text:style-name="Standard"/>
      <text:p text:style-name="Standard">hver del av tabellen må bli en eggen del så vi får mulighet til å scrolle i hver del for seg selv</text:p>
      <text:p text:style-name="Standard"/>
      <text:p text:style-name="Standard">få med når personen har tatt på seg oppgaven/når complete/progress update mulighet for å highligte <text:s/>en oppgave som «Trenger hjelp» dette kan bli lett sett på postitlappen på hovedtavlen</text:p>
      <text:p text:style-name="Standard"/>
      <text:p text:style-name="Standard">kort tid til oppgaven trenger å bli ferdig dette må vises på oppgaven og postitlappen.</text:p>
      <text:p text:style-name="Standard"/>
      <text:p text:style-name="Standard">Kort frist blir viktigst </text:p>
      <text:p text:style-name="Standard">hjelp meg er ganske viktig </text:p>
      <text:p text:style-name="Standard">resten rangeres fra 1-10 <text:s/>fra mest til minst viktigst.</text:p>
      <text:p text:style-name="Standard">Hvis det er kort frist til du må bli ferdig så får du en varsel kanskje mail/messenger/</text:p>
      <text:p text:style-name="Standard"/>
      <text:p text:style-name="Standard">Vi tenker å bruke bootstrap libary FORKLAR HVORFOR hvis vi skulle bygge opp en app for å vise alle våre ideer så hadde dette tatt oss veldig lang tid og vi kunne ikke ha klart en brøkdel dem.</text:p>
      <text:p text:style-name="Standard">Bootstrap er veldig mye brukt og rellativt enkelt. Denne kunnskapen får vi bruk for videre.</text:p>
      <text:p text:style-name="Standard"/>
      <text:p text:style-name="Standard">Kamil melder seg til å ta css biten.</text:p>
      <text:p text:style-name="Standard"/>
      <text:p text:style-name="Standard">Materializecss.com alt som finnes her er google standards</text:p>
      <text:p text:style-name="Standard"/>
      <text:p text:style-name="Standard"><text:a xlink:type="simple" xlink:href="https://materializecss.com/cards.html#" text:style-name="Internet_20_link" text:visited-style-name="Visited_20_Internet_20_Link">https://materializecss.com/cards.html#</text:a> <text:s/>CARD (kan bukes som postitnotes?)</text:p>
      <text:p text:style-name="Standard"/>
      <text:p text:style-name="Standard">Skal ta en «workshop» for å se om vi kan klare å lære oss å bruke Materializecss</text:p>
      <text:p text:style-name="Standard"/>
      <text:p text:style-name="Standard">lage en template med Materialize assets for å kunne gjenbruke disse</text:p>
      <text:p text:style-name="Standard"/>
      <text:p text:style-name="Standard">til imorgen skal alle tenke på hvordan vi skal utforme ti</text:p>
      <text:p text:style-name="Standard">vi lager en egen tavle for deler av nettsiden som header, menylinje, osv. Så vi kan legge til forslag til hvordan vi skal få det til å se ut når vi er ferdige med dette så finner vi ut on det fungerer til all funksjonalitet vi vil ha med. Da kan vi forandre litt på det.</text:p>
      <text:p text:style-name="Standard">Vi vil først bli ferdige med elementer visuelt. Deretter skal vi legge funksjonallitet på det visuelle.</text:p>
      <text:p text:style-name="Standard">Vi begynner med de store tingene som footer, header osv. Så kan vi gå innover.</text:p>
      <text:p text:style-name="Standard"/>
      <text:p text:style-name="Standard">Vuderer en «landing page» hvor man viser «reklame» for produkte</text:p>
      <text:p text:style-name="Standard"/>
      <text:p text:style-name="Standard">Til imorgen skal alle tenke på layout farger og hvordan ting ser u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2:02:51.59</meta:creation-date>
    <dc:date>2019-05-27T12:22:01.14</dc:date>
    <meta:editing-duration>PT5H19M8S</meta:editing-duration>
    <meta:editing-cycles>66</meta:editing-cycles>
    <meta:generator>OpenOffice/4.1.6$Win32 OpenOffice.org_project/416m1$Build-9790</meta:generator>
    <meta:document-statistic meta:table-count="0" meta:image-count="0" meta:object-count="0" meta:page-count="4" meta:paragraph-count="89" meta:word-count="1758" meta:character-count="9838"/>
  </office:meta>
</office:document-meta>
</file>